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6374in"/>
    </style:style>
    <style:style style:name="co4" style:family="table-column">
      <style:table-column-properties fo:break-before="auto" style:column-width="1.24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BusClock [MHz]: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Baudrate:</text:p>
          </table:table-cell>
          <table:table-cell table:style-name="ce1" office:value-type="string" calcext:value-type="string">
            <text:p>Divisor value:</text:p>
          </table:table-cell>
          <table:table-cell table:style-name="ce1" office:value-type="string" calcext:value-type="string">
            <text:p>Divisor value (hex):</text:p>
          </table:table-cell>
          <table:table-cell table:style-name="ce1" office:value-type="string" calcext:value-type="string">
            <text:p>Error [%]:</text:p>
          </table:table-cell>
          <table:table-cell table:style-name="ce1" office:value-type="string" calcext:value-type="string">
            <text:p>Divisor bits:</text:p>
          </table:table-cell>
          <table:table-cell table:number-columns-repeated="3"/>
          <table:table-cell table:style-name="ce1" table:number-columns-repeated="5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([.$C$1]*1000000)/([.A3]*16);0)" office:value-type="float" office:value="123750" calcext:value-type="float">
            <text:p>123750</text:p>
          </table:table-cell>
          <table:table-cell table:style-name="ce4" table:formula="of:=DEC2HEX([.B3];4)" office:value-type="string" office:string-value="" calcext:value-type="error">
            <text:p>Err:502</text:p>
          </table:table-cell>
          <table:table-cell table:formula="of:=ABS(ROUND(([.A3]-(([.$C$1]*1000000)/([.B3]*16)))*100/[.A3];1))" office:value-type="float" office:value="0" calcext:value-type="float">
            <text:p>0</text:p>
          </table:table-cell>
          <table:table-cell table:formula="of:=ROUND(LOG([.B3];10)/LOG(2;10)+0.5;0)" office:value-type="float" office:value="17" calcext:value-type="float">
            <text:p>17</text:p>
          </table:table-cell>
          <table:table-cell table:number-columns-repeated="5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([.$C$1]*1000000)/([.A4]*16);0)" office:value-type="float" office:value="82500" calcext:value-type="float">
            <text:p>82500</text:p>
          </table:table-cell>
          <table:table-cell table:style-name="ce4" table:formula="of:=DEC2HEX([.B4];4)" office:value-type="string" office:string-value="" calcext:value-type="error">
            <text:p>Err:502</text:p>
          </table:table-cell>
          <table:table-cell table:formula="of:=ABS(ROUND(([.A4]-(([.$C$1]*1000000)/([.B4]*16)))*100/[.A4];1))" office:value-type="float" office:value="0" calcext:value-type="float">
            <text:p>0</text:p>
          </table:table-cell>
          <table:table-cell table:formula="of:=ROUND(LOG([.B4];10)/LOG(2;10)+0.5;0)" office:value-type="float" office:value="17" calcext:value-type="float">
            <text:p>17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([.$C$1]*1000000)/([.A5]*16);0)" office:value-type="float" office:value="56250" calcext:value-type="float">
            <text:p>56250</text:p>
          </table:table-cell>
          <table:table-cell table:style-name="ce4" table:formula="of:=DEC2HEX([.B5];4)" office:value-type="string" office:string-value="DBBA" calcext:value-type="string">
            <text:p>0xDBBA</text:p>
          </table:table-cell>
          <table:table-cell table:formula="of:=ABS(ROUND(([.A5]-(([.$C$1]*1000000)/([.B5]*16)))*100/[.A5];1))" office:value-type="float" office:value="0" calcext:value-type="float">
            <text:p>0</text:p>
          </table:table-cell>
          <table:table-cell table:formula="of:=ROUND(LOG([.B5];10)/LOG(2;10)+0.5;0)"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float" office:value="134.5" calcext:value-type="float">
            <text:p>134.5</text:p>
          </table:table-cell>
          <table:table-cell table:formula="of:=ROUND(([.$C$1]*1000000)/([.A6]*16);0)" office:value-type="float" office:value="46004" calcext:value-type="float">
            <text:p>46004</text:p>
          </table:table-cell>
          <table:table-cell table:style-name="ce4" table:formula="of:=DEC2HEX([.B6];4)" office:value-type="string" office:string-value="B3B4" calcext:value-type="string">
            <text:p>0xB3B4</text:p>
          </table:table-cell>
          <table:table-cell table:formula="of:=ABS(ROUND(([.A6]-(([.$C$1]*1000000)/([.B6]*16)))*100/[.A6];1))" office:value-type="float" office:value="0" calcext:value-type="float">
            <text:p>0</text:p>
          </table:table-cell>
          <table:table-cell table:formula="of:=ROUND(LOG([.B6];10)/LOG(2;10)+0.5;0)"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([.$C$1]*1000000)/([.A7]*16);0)" office:value-type="float" office:value="41250" calcext:value-type="float">
            <text:p>41250</text:p>
          </table:table-cell>
          <table:table-cell table:style-name="ce4" table:formula="of:=DEC2HEX([.B7];4)" office:value-type="string" office:string-value="A122" calcext:value-type="string">
            <text:p>0xA122</text:p>
          </table:table-cell>
          <table:table-cell table:formula="of:=ABS(ROUND(([.A7]-(([.$C$1]*1000000)/([.B7]*16)))*100/[.A7];1))" office:value-type="float" office:value="0" calcext:value-type="float">
            <text:p>0</text:p>
          </table:table-cell>
          <table:table-cell table:formula="of:=ROUND(LOG([.B7];10)/LOG(2;10)+0.5;0)"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OUND(([.$C$1]*1000000)/([.A8]*16);0)" office:value-type="float" office:value="20625" calcext:value-type="float">
            <text:p>20625</text:p>
          </table:table-cell>
          <table:table-cell table:style-name="ce4" table:formula="of:=DEC2HEX([.B8];4)" office:value-type="string" office:string-value="5091" calcext:value-type="string">
            <text:p>0x5091</text:p>
          </table:table-cell>
          <table:table-cell table:formula="of:=ABS(ROUND(([.A8]-(([.$C$1]*1000000)/([.B8]*16)))*100/[.A8];1))" office:value-type="float" office:value="0" calcext:value-type="float">
            <text:p>0</text:p>
          </table:table-cell>
          <table:table-cell table:formula="of:=ROUND(LOG([.B8];10)/LOG(2;10)+0.5;0)" office:value-type="float" office:value="15" calcext:value-type="float">
            <text:p>15</text:p>
          </table:table-cell>
          <table:table-cell table:number-columns-repeated="59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OUND(([.$C$1]*1000000)/([.A9]*16);0)" office:value-type="float" office:value="10313" calcext:value-type="float">
            <text:p>10313</text:p>
          </table:table-cell>
          <table:table-cell table:style-name="ce4" table:formula="of:=DEC2HEX([.B9];4)" office:value-type="string" office:string-value="2849" calcext:value-type="string">
            <text:p>0x2849</text:p>
          </table:table-cell>
          <table:table-cell table:formula="of:=ABS(ROUND(([.A9]-(([.$C$1]*1000000)/([.B9]*16)))*100/[.A9];1))" office:value-type="float" office:value="0" calcext:value-type="float">
            <text:p>0</text:p>
          </table:table-cell>
          <table:table-cell table:formula="of:=ROUND(LOG([.B9];10)/LOG(2;10)+0.5;0)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ROUND(([.$C$1]*1000000)/([.A10]*16);0)" office:value-type="float" office:value="5156" calcext:value-type="float">
            <text:p>5156</text:p>
          </table:table-cell>
          <table:table-cell table:style-name="ce4" table:formula="of:=DEC2HEX([.B10];4)" office:value-type="string" office:string-value="1424" calcext:value-type="string">
            <text:p>0x1424</text:p>
          </table:table-cell>
          <table:table-cell table:formula="of:=ABS(ROUND(([.A10]-(([.$C$1]*1000000)/([.B10]*16)))*100/[.A10];1))" office:value-type="float" office:value="0" calcext:value-type="float">
            <text:p>0</text:p>
          </table:table-cell>
          <table:table-cell table:formula="of:=ROUND(LOG([.B10];10)/LOG(2;10)+0.5;0)" office:value-type="float" office:value="13" calcext:value-type="float">
            <text:p>13</text:p>
          </table:table-cell>
          <table:table-cell table:number-columns-repeated="59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ROUND(([.$C$1]*1000000)/([.A11]*16);0)" office:value-type="float" office:value="3438" calcext:value-type="float">
            <text:p>3438</text:p>
          </table:table-cell>
          <table:table-cell table:style-name="ce4" table:formula="of:=DEC2HEX([.B11];4)" office:value-type="string" office:string-value="0D6E" calcext:value-type="string">
            <text:p>0x0D6E</text:p>
          </table:table-cell>
          <table:table-cell table:formula="of:=ABS(ROUND(([.A11]-(([.$C$1]*1000000)/([.B11]*16)))*100/[.A11];1))" office:value-type="float" office:value="0" calcext:value-type="float">
            <text:p>0</text:p>
          </table:table-cell>
          <table:table-cell table:formula="of:=ROUND(LOG([.B11];10)/LOG(2;10)+0.5;0)" office:value-type="float" office:value="12" calcext:value-type="float">
            <text:p>12</text:p>
          </table:table-cell>
          <table:table-cell table:number-columns-repeated="5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ROUND(([.$C$1]*1000000)/([.A12]*16);0)" office:value-type="float" office:value="3094" calcext:value-type="float">
            <text:p>3094</text:p>
          </table:table-cell>
          <table:table-cell table:style-name="ce4" table:formula="of:=DEC2HEX([.B12];4)" office:value-type="string" office:string-value="0C16" calcext:value-type="string">
            <text:p>0x0C16</text:p>
          </table:table-cell>
          <table:table-cell table:formula="of:=ABS(ROUND(([.A12]-(([.$C$1]*1000000)/([.B12]*16)))*100/[.A12];1))" office:value-type="float" office:value="0" calcext:value-type="float">
            <text:p>0</text:p>
          </table:table-cell>
          <table:table-cell table:formula="of:=ROUND(LOG([.B12];10)/LOG(2;10)+0.5;0)" office:value-type="float" office:value="12" calcext:value-type="float">
            <text:p>12</text:p>
          </table:table-cell>
          <table:table-cell table:number-columns-repeated="59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ROUND(([.$C$1]*1000000)/([.A13]*16);0)" office:value-type="float" office:value="2578" calcext:value-type="float">
            <text:p>2578</text:p>
          </table:table-cell>
          <table:table-cell table:style-name="ce4" table:formula="of:=DEC2HEX([.B13];4)" office:value-type="string" office:string-value="0A12" calcext:value-type="string">
            <text:p>0x0A12</text:p>
          </table:table-cell>
          <table:table-cell table:formula="of:=ABS(ROUND(([.A13]-(([.$C$1]*1000000)/([.B13]*16)))*100/[.A13];1))" office:value-type="float" office:value="0" calcext:value-type="float">
            <text:p>0</text:p>
          </table:table-cell>
          <table:table-cell table:formula="of:=ROUND(LOG([.B13];10)/LOG(2;10)+0.5;0)" office:value-type="float" office:value="12" calcext:value-type="float">
            <text:p>12</text:p>
          </table:table-cell>
          <table:table-cell table:number-columns-repeated="59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ROUND(([.$C$1]*1000000)/([.A14]*16);0)" office:value-type="float" office:value="1719" calcext:value-type="float">
            <text:p>1719</text:p>
          </table:table-cell>
          <table:table-cell table:style-name="ce4" table:formula="of:=DEC2HEX([.B14];4)" office:value-type="string" office:string-value="06B7" calcext:value-type="string">
            <text:p>0x06B7</text:p>
          </table:table-cell>
          <table:table-cell table:formula="of:=ABS(ROUND(([.A14]-(([.$C$1]*1000000)/([.B14]*16)))*100/[.A14];1))" office:value-type="float" office:value="0" calcext:value-type="float">
            <text:p>0</text:p>
          </table:table-cell>
          <table:table-cell table:formula="of:=ROUND(LOG([.B14];10)/LOG(2;10)+0.5;0)" office:value-type="float" office:value="11" calcext:value-type="float">
            <text:p>11</text:p>
          </table:table-cell>
          <table:table-cell table:number-columns-repeated="59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ROUND(([.$C$1]*1000000)/([.A15]*16);0)" office:value-type="float" office:value="1289" calcext:value-type="float">
            <text:p>1289</text:p>
          </table:table-cell>
          <table:table-cell table:style-name="ce4" table:formula="of:=DEC2HEX([.B15];4)" office:value-type="string" office:string-value="0509" calcext:value-type="string">
            <text:p>0x0509</text:p>
          </table:table-cell>
          <table:table-cell table:formula="of:=ABS(ROUND(([.A15]-(([.$C$1]*1000000)/([.B15]*16)))*100/[.A15];1))" office:value-type="float" office:value="0" calcext:value-type="float">
            <text:p>0</text:p>
          </table:table-cell>
          <table:table-cell table:formula="of:=ROUND(LOG([.B15];10)/LOG(2;10)+0.5;0)" office:value-type="float" office:value="11" calcext:value-type="float">
            <text:p>11</text:p>
          </table:table-cell>
          <table:table-cell table:number-columns-repeated="59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ROUND(([.$C$1]*1000000)/([.A16]*16);0)" office:value-type="float" office:value="859" calcext:value-type="float">
            <text:p>859</text:p>
          </table:table-cell>
          <table:table-cell table:style-name="ce4" table:formula="of:=DEC2HEX([.B16];4)" office:value-type="string" office:string-value="035B" calcext:value-type="string">
            <text:p>0x035B</text:p>
          </table:table-cell>
          <table:table-cell table:formula="of:=ABS(ROUND(([.A16]-(([.$C$1]*1000000)/([.B16]*16)))*100/[.A16];1))" office:value-type="float" office:value="0" calcext:value-type="float">
            <text:p>0</text:p>
          </table:table-cell>
          <table:table-cell table:formula="of:=ROUND(LOG([.B16];10)/LOG(2;10)+0.5;0)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ROUND(([.$C$1]*1000000)/([.A17]*16);0)" office:value-type="float" office:value="645" calcext:value-type="float">
            <text:p>645</text:p>
          </table:table-cell>
          <table:table-cell table:style-name="ce4" table:formula="of:=DEC2HEX([.B17];4)" office:value-type="string" office:string-value="0285" calcext:value-type="string">
            <text:p>0x0285</text:p>
          </table:table-cell>
          <table:table-cell table:formula="of:=ABS(ROUND(([.A17]-(([.$C$1]*1000000)/([.B17]*16)))*100/[.A17];1))" office:value-type="float" office:value="0.1" calcext:value-type="float">
            <text:p>0.1</text:p>
          </table:table-cell>
          <table:table-cell table:formula="of:=ROUND(LOG([.B17];10)/LOG(2;10)+0.5;0)" office:value-type="float" office:value="10" calcext:value-type="float">
            <text:p>10</text:p>
          </table:table-cell>
          <table:table-cell table:number-columns-repeated="59"/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formula="of:=ROUND(([.$C$1]*1000000)/([.A18]*16);0)" office:value-type="float" office:value="322" calcext:value-type="float">
            <text:p>322</text:p>
          </table:table-cell>
          <table:table-cell table:style-name="ce4" table:formula="of:=DEC2HEX([.B18];4)" office:value-type="string" office:string-value="0142" calcext:value-type="string">
            <text:p>0x0142</text:p>
          </table:table-cell>
          <table:table-cell table:formula="of:=ABS(ROUND(([.A18]-(([.$C$1]*1000000)/([.B18]*16)))*100/[.A18];1))" office:value-type="float" office:value="0.1" calcext:value-type="float">
            <text:p>0.1</text:p>
          </table:table-cell>
          <table:table-cell table:formula="of:=ROUND(LOG([.B18];10)/LOG(2;10)+0.5;0)"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formula="of:=ROUND(([.$C$1]*1000000)/([.A19]*16);0)" office:value-type="float" office:value="161" calcext:value-type="float">
            <text:p>161</text:p>
          </table:table-cell>
          <table:table-cell table:style-name="ce4" table:formula="of:=DEC2HEX([.B19];4)" office:value-type="string" office:string-value="00A1" calcext:value-type="string">
            <text:p>0x00A1</text:p>
          </table:table-cell>
          <table:table-cell table:formula="of:=ABS(ROUND(([.A19]-(([.$C$1]*1000000)/([.B19]*16)))*100/[.A19];1))" office:value-type="float" office:value="0.1" calcext:value-type="float">
            <text:p>0.1</text:p>
          </table:table-cell>
          <table:table-cell table:formula="of:=ROUND(LOG([.B19];10)/LOG(2;10)+0.5;0)"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ROUND(([.$C$1]*1000000)/([.A20]*16);0)" office:value-type="float" office:value="110" calcext:value-type="float">
            <text:p>110</text:p>
          </table:table-cell>
          <table:table-cell table:style-name="ce4" table:formula="of:=DEC2HEX([.B20];4)" office:value-type="string" office:string-value="006E" calcext:value-type="string">
            <text:p>0x006E</text:p>
          </table:table-cell>
          <table:table-cell table:formula="of:=ABS(ROUND(([.A20]-(([.$C$1]*1000000)/([.B20]*16)))*100/[.A20];1))" office:value-type="float" office:value="0.4" calcext:value-type="float">
            <text:p>0.4</text:p>
          </table:table-cell>
          <table:table-cell table:formula="of:=ROUND(LOG([.B20];10)/LOG(2;10)+0.5;0)" office:value-type="float" office:value="7" calcext:value-type="float">
            <text:p>7</text:p>
          </table:table-cell>
          <table:table-cell table:number-columns-repeated="59"/>
        </table:table-row>
        <table:table-row table:style-name="ro1">
          <table:table-cell office:value-type="float" office:value="128000" calcext:value-type="float">
            <text:p>128000</text:p>
          </table:table-cell>
          <table:table-cell table:formula="of:=ROUND(([.$C$1]*1000000)/([.A21]*16);0)" office:value-type="float" office:value="48" calcext:value-type="float">
            <text:p>48</text:p>
          </table:table-cell>
          <table:table-cell table:style-name="ce4" table:formula="of:=DEC2HEX([.B21];4)" office:value-type="string" office:string-value="0030" calcext:value-type="string">
            <text:p>0x0030</text:p>
          </table:table-cell>
          <table:table-cell table:formula="of:=ABS(ROUND(([.A21]-(([.$C$1]*1000000)/([.B21]*16)))*100/[.A21];1))" office:value-type="float" office:value="0.7" calcext:value-type="float">
            <text:p>0.7</text:p>
          </table:table-cell>
          <table:table-cell table:formula="of:=ROUND(LOG([.B21];10)/LOG(2;10)+0.5;0)" office:value-type="float" office:value="6" calcext:value-type="float">
            <text:p>6</text:p>
          </table:table-cell>
          <table:table-cell table:number-columns-repeated="59"/>
        </table:table-row>
        <table:table-row table:style-name="ro1">
          <table:table-cell office:value-type="float" office:value="115200" calcext:value-type="float">
            <text:p>115200</text:p>
          </table:table-cell>
          <table:table-cell table:formula="of:=ROUND(([.$C$1]*1000000)/([.A22]*16);0)" office:value-type="float" office:value="54" calcext:value-type="float">
            <text:p>54</text:p>
          </table:table-cell>
          <table:table-cell table:style-name="ce4" table:formula="of:=DEC2HEX([.B22];4)" office:value-type="string" office:string-value="0036" calcext:value-type="string">
            <text:p>0x0036</text:p>
          </table:table-cell>
          <table:table-cell table:formula="of:=ABS(ROUND(([.A22]-(([.$C$1]*1000000)/([.B22]*16)))*100/[.A22];1))" office:value-type="float" office:value="0.5" calcext:value-type="float">
            <text:p>0.5</text:p>
          </table:table-cell>
          <table:table-cell table:formula="of:=ROUND(LOG([.B22];10)/LOG(2;10)+0.5;0)" office:value-type="float" office:value="6" calcext:value-type="float">
            <text:p>6</text:p>
          </table:table-cell>
          <table:table-cell table:number-columns-repeated="59"/>
        </table:table-row>
        <table:table-row table:style-name="ro1" table:number-rows-repeated="65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ext-style style:name="N122">
      <number:text>0x</number:text>
      <number:text-content/>
    </number:text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.J.H. Kluter</meta:initial-creator>
    <meta:creation-date>2008-05-15T18:29:11</meta:creation-date>
    <dc:date>2024-01-24T17:16:13.417131216</dc:date>
    <meta:editing-cycles>7</meta:editing-cycles>
    <meta:editing-duration>PT1H42M2S</meta:editing-duration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